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814" officeooo:paragraph-rsid="001f4814"/>
    </style:style>
    <style:style style:name="P2" style:family="paragraph" style:parent-style-name="Standard">
      <style:text-properties officeooo:rsid="001f4814" officeooo:paragraph-rsid="001feaa3" fo:background-color="#ffff00"/>
    </style:style>
    <style:style style:name="P3" style:family="paragraph" style:parent-style-name="Standard">
      <style:text-properties officeooo:rsid="001feaa3" officeooo:paragraph-rsid="001feaa3" fo:background-color="transparent"/>
    </style:style>
    <style:style style:name="P4" style:family="paragraph" style:parent-style-name="Standard">
      <style:text-properties officeooo:rsid="0023dc4e" officeooo:paragraph-rsid="0023dc4e" fo:background-color="transparent"/>
    </style:style>
    <style:style style:name="P5" style:family="paragraph" style:parent-style-name="Standard">
      <style:text-properties officeooo:rsid="001feaa3" officeooo:paragraph-rsid="001feaa3"/>
    </style:style>
    <style:style style:name="P6" style:family="paragraph" style:parent-style-name="Standard">
      <style:text-properties officeooo:rsid="001feaa3" officeooo:paragraph-rsid="0021ad1e"/>
    </style:style>
    <style:style style:name="P7" style:family="paragraph" style:parent-style-name="Standard">
      <style:text-properties officeooo:rsid="0021ad1e" officeooo:paragraph-rsid="0021ad1e"/>
    </style:style>
    <style:style style:name="P8" style:family="paragraph" style:parent-style-name="Standard">
      <style:text-properties officeooo:rsid="0022db9f" officeooo:paragraph-rsid="0022db9f"/>
    </style:style>
    <style:style style:name="P9" style:family="paragraph" style:parent-style-name="Standard">
      <style:text-properties fo:color="#800000" officeooo:rsid="0021ad1e" officeooo:paragraph-rsid="0021ad1e" fo:background-color="#ffff99"/>
    </style:style>
    <style:style style:name="P10" style:family="paragraph" style:parent-style-name="Standard">
      <style:text-properties officeooo:rsid="0022db9f" officeooo:paragraph-rsid="0022db9f" fo:background-color="#ffff99"/>
    </style:style>
    <style:style style:name="P11" style:family="paragraph" style:parent-style-name="Standard">
      <style:text-properties fo:color="#ffffff" officeooo:rsid="0023dc4e" officeooo:paragraph-rsid="0023dc4e" fo:background-color="transparent"/>
    </style:style>
    <style:style style:name="P12" style:family="paragraph" style:parent-style-name="Standard">
      <style:text-properties fo:color="#000000" officeooo:rsid="0023dc4e" officeooo:paragraph-rsid="0023dc4e" fo:background-color="transparent"/>
    </style:style>
    <style:style style:name="T1" style:family="text">
      <style:text-properties officeooo:rsid="0022db9f"/>
    </style:style>
    <style:style style:name="T2" style:family="text">
      <style:text-properties fo:color="#800000"/>
    </style:style>
    <style:style style:name="T3" style:family="text">
      <style:text-properties fo:color="#ffffff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guggilam@system5-ThinkCentre-E73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numpy as np</text:p>
      <text:p text:style-name="P1">&gt;&gt;&gt; a=np.array([5,6,9])</text:p>
      <text:p text:style-name="P1">&gt;&gt;&gt; a[0]</text:p>
      <text:p text:style-name="P1">5</text:p>
      <text:p text:style-name="P1">&gt;&gt;&gt; a[1]</text:p>
      <text:p text:style-name="P1">6</text:p>
      <text:p text:style-name="P1">&gt;&gt;&gt; a=np.array([[1,2],[3,4],[5,6]])</text:p>
      <text:p text:style-name="P1">&gt;&gt;&gt; a.ndim <text:s/>#dim---&gt;dimensional</text:p>
      <text:p text:style-name="P1">2</text:p>
      <text:p text:style-name="P1">&gt;&gt;&gt; a=np.array([1,2,3])</text:p>
      <text:p text:style-name="P1">&gt;&gt;&gt; a.ndim</text:p>
      <text:p text:style-name="P1">1</text:p>
      <text:p text:style-name="P1">&gt;&gt;&gt; a.itemsize</text:p>
      <text:p text:style-name="P1">8</text:p>
      <text:p text:style-name="P1">&gt;&gt;&gt; a.dtype</text:p>
      <text:p text:style-name="P1">dtype('int64')</text:p>
      <text:p text:style-name="P1">&gt;&gt;&gt; a=np.array([[1,2,3],[4,5,6],[7,8,9]],dtype=np.float64)</text:p>
      <text:p text:style-name="P1">&gt;&gt;&gt; a.itemsize</text:p>
      <text:p text:style-name="P1">8</text:p>
      <text:p text:style-name="P1">&gt;&gt;&gt; a</text:p>
      <text:p text:style-name="P1">array([[1., 2., 3.],</text:p>
      <text:p text:style-name="P1"><text:s text:c="7"/>[4., 5., 6.],</text:p>
      <text:p text:style-name="P1"><text:s text:c="7"/>[7., 8., 9.]])</text:p>
      <text:p text:style-name="P1">&gt;&gt;&gt; </text:p>
      <text:p text:style-name="P1">&gt;&gt;&gt; </text:p>
      <text:p text:style-name="P1">&gt;&gt;&gt; </text:p>
      <text:p text:style-name="P1">&gt;&gt;&gt; a.size</text:p>
      <text:p text:style-name="P1">9</text:p>
      <text:p text:style-name="P1">&gt;&gt;&gt; a.shape</text:p>
      <text:p text:style-name="P1">(3, 3)</text:p>
      <text:p text:style-name="P1">&gt;&gt;&gt; </text:p>
      <text:p text:style-name="P1">&gt;&gt;&gt; a=np.array([[1,2,3],[4,5,6],[7,8,9]],dtype=complex)</text:p>
      <text:p text:style-name="P1">&gt;&gt;&gt; a</text:p>
      <text:p text:style-name="P1">array([[1.+0.j, 2.+0.j, 3.+0.j],</text:p>
      <text:p text:style-name="P1"><text:s text:c="7"/>[4.+0.j, 5.+0.j, 6.+0.j],</text:p>
      <text:p text:style-name="P1"><text:s text:c="7"/>[7.+0.j, 8.+0.j, 9.+0.j]])</text:p>
      <text:p text:style-name="P1">&gt;&gt;&gt; </text:p>
      <text:p text:style-name="P1">&gt;&gt;&gt; </text:p>
      <text:p text:style-name="P1">&gt;&gt;&gt; import numpy as np</text:p>
      <text:p text:style-name="P1">&gt;&gt;&gt; np.zeros((1,2))</text:p>
      <text:p text:style-name="P1">array([[0., 0.]])</text:p>
      <text:p text:style-name="P1">&gt;&gt;&gt; </text:p>
      <text:p text:style-name="P1">&gt;&gt;&gt; np.ones((2,3))</text:p>
      <text:p text:style-name="P1">array([[1., 1., 1.],</text:p>
      <text:p text:style-name="P1"><text:s text:c="7"/>[1., 1., 1.]])</text:p>
      <text:p text:style-name="P1"/>
      <text:p text:style-name="P1">&gt;&gt;&gt; np.linspace(1,5,10)</text:p>
      <text:p text:style-name="P1">array([1. <text:s text:c="7"/>, 1.44444444, 1.88888889, 2.33333333, 2.77777778,</text:p>
      <text:p text:style-name="P1"><text:soft-page-break/><text:s text:c="7"/>3.22222222, 3.66666667, 4.11111111, 4.55555556, 5. <text:s text:c="7"/>])</text:p>
      <text:p text:style-name="P1">&gt;&gt;&gt; np.linspace(1,5,5)</text:p>
      <text:p text:style-name="P1">array([1., 2., 3., 4., 5.])</text:p>
      <text:p text:style-name="P1">&gt;&gt;&gt; np.linspace(1,5,20)</text:p>
      <text:p text:style-name="P1">array([1. <text:s text:c="7"/>, 1.21052632, 1.42105263, 1.63157895, 1.84210526,</text:p>
      <text:p text:style-name="P1"><text:s text:c="7"/>2.05263158, 2.26315789, 2.47368421, 2.68421053, 2.89473684,</text:p>
      <text:p text:style-name="P1"><text:s text:c="7"/>3.10526316, 3.31578947, 3.52631579, 3.73684211, 3.94736842,</text:p>
      <text:p text:style-name="P1"><text:s text:c="7"/>4.15789474, 4.36842105, 4.57894737, 4.78947368, 5. <text:s text:c="7"/>])</text:p>
      <text:p text:style-name="P1">&gt;&gt;&gt; a=np.array([[1,2,3],[4,5,6],[7,8,9]])</text:p>
      <text:p text:style-name="P1">&gt;&gt;&gt; a</text:p>
      <text:p text:style-name="P1">array([[1, 2, 3],</text:p>
      <text:p text:style-name="P1"><text:s text:c="7"/>[4, 5, 6],</text:p>
      <text:p text:style-name="P1"><text:s text:c="7"/>[7, 8, 9]])</text:p>
      <text:p text:style-name="P1">&gt;&gt;&gt; a.shape</text:p>
      <text:p text:style-name="P1">(3, 3)</text:p>
      <text:p text:style-name="P1"/>
      <text:p text:style-name="P1">&gt;&gt;&gt; a.reshape(3,3)</text:p>
      <text:p text:style-name="P1">array([[1, 2, 3],</text:p>
      <text:p text:style-name="P1"><text:s text:c="7"/>[4, 5, 6],</text:p>
      <text:p text:style-name="P1"><text:s text:c="7"/>[7, 8, 9]])</text:p>
      <text:p text:style-name="P1">&gt;&gt;&gt; a=np.array([[1,2],[3,4],[5,6]])</text:p>
      <text:p text:style-name="P1">&gt;&gt;&gt; a</text:p>
      <text:p text:style-name="P1">array([[1, 2],</text:p>
      <text:p text:style-name="P1"><text:s text:c="7"/>[3, 4],</text:p>
      <text:p text:style-name="P1"><text:s text:c="7"/>[5, 6]])</text:p>
      <text:p text:style-name="P1">&gt;&gt;&gt; a.shape</text:p>
      <text:p text:style-name="P1">(3, 2)</text:p>
      <text:p text:style-name="P1">&gt;&gt;&gt; a.reshape(2,3)</text:p>
      <text:p text:style-name="P1">array([[1, 2, 3],</text:p>
      <text:p text:style-name="P1"><text:s text:c="7"/>[4, 5, 6]])</text:p>
      <text:p text:style-name="P1">&gt;&gt;&gt; a.reshape(6,1)</text:p>
      <text:p text:style-name="P1">array([[1],</text:p>
      <text:p text:style-name="P1"><text:s text:c="7"/>[2],</text:p>
      <text:p text:style-name="P1"><text:s text:c="7"/>[3],</text:p>
      <text:p text:style-name="P1"><text:s text:c="7"/>[4],</text:p>
      <text:p text:style-name="P1"><text:s text:c="7"/>[5],</text:p>
      <text:p text:style-name="P1"><text:s text:c="7"/>[6]])</text:p>
      <text:p text:style-name="P1">&gt;&gt;&gt; a.ravel()</text:p>
      <text:p text:style-name="P1">array([1, 2, 3, 4, 5, 6])</text:p>
      <text:p text:style-name="P1"/>
      <text:p text:style-name="P1"><text:s/>&gt;&gt;&gt;a</text:p>
      <text:p text:style-name="P1">array([[1, 2],</text:p>
      <text:p text:style-name="P1"><text:s text:c="7"/>[3, 4],</text:p>
      <text:p text:style-name="P1"><text:s text:c="7"/>[5, 6]]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<text:span text:style-name="T2">Mathmatical Operations:</text:span>--</text:p>
      <text:p text:style-name="P2"/>
      <text:p text:style-name="P3">&gt;&gt;&gt; a.min()</text:p>
      <text:p text:style-name="P3">1</text:p>
      <text:p text:style-name="P3">&gt;&gt;&gt; a.max()</text:p>
      <text:p text:style-name="P3">6</text:p>
      <text:p text:style-name="P3">&gt;&gt;&gt; a.sum()</text:p>
      <text:p text:style-name="P3">21</text:p>
      <text:p text:style-name="P3">&gt;&gt;&gt; a.sum(axis=0)</text:p>
      <text:p text:style-name="P3">array([ 9, 12])</text:p>
      <text:p text:style-name="P3">&gt;&gt;&gt; a.sum(axis=1)</text:p>
      <text:p text:style-name="P3">array([ 3, <text:s/>7, 11])</text:p>
      <text:p text:style-name="P3"/>
      <text:p text:style-name="P3">&gt;&gt;&gt; np.sqrt(a)</text:p>
      <text:p text:style-name="P3">array([[1. <text:s text:c="7"/>, 1.41421356],</text:p>
      <text:p text:style-name="P3"><text:s text:c="7"/>[1.73205081, 2. <text:s text:c="7"/>],</text:p>
      <text:p text:style-name="P3"><text:s text:c="7"/>[2.23606798, 2.44948974]])</text:p>
      <text:p text:style-name="P3">&gt;&gt;&gt; a</text:p>
      <text:p text:style-name="P3">array([[1, 2],</text:p>
      <text:p text:style-name="P3"><text:s text:c="7"/>[3, 4],</text:p>
      <text:p text:style-name="P3"><text:s text:c="7"/>[5, 6]])</text:p>
      <text:p text:style-name="P1"/>
      <text:p text:style-name="P5"><text:s/>np.std(a)</text:p>
      <text:p text:style-name="P5">1.707825127659933</text:p>
      <text:p text:style-name="P5">&gt;&gt;&gt; a=np.array([[1,2],[3,4]])</text:p>
      <text:p text:style-name="P5">&gt;&gt;&gt; b=np.array([[5,6],[7,8]])</text:p>
      <text:p text:style-name="P5">&gt;&gt;&gt; a</text:p>
      <text:p text:style-name="P5">array([[1, 2],</text:p>
      <text:p text:style-name="P5"><text:s text:c="7"/>[3, 4]])</text:p>
      <text:p text:style-name="P5">&gt;&gt;&gt; b</text:p>
      <text:p text:style-name="P5">array([[5, 6],</text:p>
      <text:p text:style-name="P5"><text:s text:c="7"/>[7, 8]])</text:p>
      <text:p text:style-name="P5">&gt;&gt;&gt; a+b</text:p>
      <text:p text:style-name="P5">array([[ 6, <text:s/>8],</text:p>
      <text:p text:style-name="P5"><text:s text:c="7"/>[10, 12]])</text:p>
      <text:p text:style-name="P5">&gt;&gt;&gt; a-b</text:p>
      <text:p text:style-name="P5">array([[-4, -4],</text:p>
      <text:p text:style-name="P5"><text:s text:c="7"/>[-4, -4]])</text:p>
      <text:p text:style-name="P5">&gt;&gt;&gt; a*b</text:p>
      <text:p text:style-name="P5">array([[ 5, 12],</text:p>
      <text:p text:style-name="P5"><text:s text:c="7"/>[21, 32]])</text:p>
      <text:p text:style-name="P5">&gt;&gt;&gt; a/b</text:p>
      <text:p text:style-name="P5">array([[0, 0],</text:p>
      <text:p text:style-name="P5"><text:s text:c="7"/>[0, 0]])</text:p>
      <text:p text:style-name="P5">&gt;&gt;&gt; a.dot(b)</text:p>
      <text:p text:style-name="P5">array([[19, 22],</text:p>
      <text:p text:style-name="P5"><text:s text:c="7"/>[43, 50]])</text:p>
      <text:p text:style-name="P5">&gt;&gt;&gt; b.dot(a)</text:p>
      <text:p text:style-name="P5">array([[23, 34],</text:p>
      <text:p text:style-name="P5"><text:s text:c="7"/>[31, 46]])</text:p>
      <text:p text:style-name="P6">&gt;&gt;&gt;</text:p>
      <text:p text:style-name="P6"><text:soft-page-break/><text:s/></text:p>
      <text:p text:style-name="P7">&gt;&gt;&gt;np.zeros( (3,4) )</text:p>
      <text:p text:style-name="P7">array([[0., 0., 0., 0.],</text:p>
      <text:p text:style-name="P7"><text:s text:c="7"/>[0., 0., 0., 0.],</text:p>
      <text:p text:style-name="P7"><text:s text:c="7"/>[0., 0., 0., 0.]])</text:p>
      <text:p text:style-name="P7"/>
      <text:p text:style-name="P7">&gt;&gt;&gt;n=[6,7,8]</text:p>
      <text:p text:style-name="P7">&gt;&gt;&gt; n[0:2]</text:p>
      <text:p text:style-name="P7">[6, 7]</text:p>
      <text:p text:style-name="P7">&gt;&gt;&gt; n[-1]</text:p>
      <text:p text:style-name="P7">8</text:p>
      <text:p text:style-name="P7">&gt;&gt;&gt; n[-2]</text:p>
      <text:p text:style-name="P7">7</text:p>
      <text:p text:style-name="P7">&gt;&gt;&gt; a=np.array([6,7,8])</text:p>
      <text:p text:style-name="P7">&gt;&gt;&gt; a[0:2]</text:p>
      <text:p text:style-name="P7">array([6, 7])</text:p>
      <text:p text:style-name="P7">&gt;&gt;&gt; a[-2]</text:p>
      <text:p text:style-name="P7">7</text:p>
      <text:p text:style-name="P7">&gt;&gt;&gt; a[-1]</text:p>
      <text:p text:style-name="P7">8</text:p>
      <text:p text:style-name="P7"/>
      <text:p text:style-name="P9"><text:span text:style-name="T1">S</text:span>licing/<text:span text:style-name="T1">stacking</text:span>:--</text:p>
      <text:p text:style-name="P7"/>
      <text:p text:style-name="P7">&gt;&gt;&gt;a=np.array([[6,7,8],[1,2,3],[9,3,2]])</text:p>
      <text:p text:style-name="P7">&gt;&gt;&gt; a</text:p>
      <text:p text:style-name="P7">array([[6, 7, 8],</text:p>
      <text:p text:style-name="P7"><text:s text:c="7"/>[1, 2, 3],</text:p>
      <text:p text:style-name="P7"><text:s text:c="7"/>[9, 3, 2]])</text:p>
      <text:p text:style-name="P7">&gt;&gt;&gt; a[1,2]</text:p>
      <text:p text:style-name="P7">3</text:p>
      <text:p text:style-name="P7">&gt;&gt;&gt; a[0:2,2]</text:p>
      <text:p text:style-name="P7">array([8, 3])</text:p>
      <text:p text:style-name="P7"/>
      <text:p text:style-name="P7">&gt;&gt;&gt; a[-1]</text:p>
      <text:p text:style-name="P7">array([9, 3, 2])</text:p>
      <text:p text:style-name="P7">&gt;&gt;&gt; a[-2]</text:p>
      <text:p text:style-name="P7">array([1, 2, 3])</text:p>
      <text:p text:style-name="P7">&gt;&gt;&gt; a[-3]</text:p>
      <text:p text:style-name="P7">array([6, 7, 8])</text:p>
      <text:p text:style-name="P7"/>
      <text:p text:style-name="P7">a[-1,0:2]</text:p>
      <text:p text:style-name="P7">array([9, 3])</text:p>
      <text:p text:style-name="P7">&gt;&gt;&gt; a[:, 1:3]</text:p>
      <text:p text:style-name="P7">array([[7, 8],</text:p>
      <text:p text:style-name="P7"><text:s text:c="7"/>[2, 3],</text:p>
      <text:p text:style-name="P7"><text:s text:c="7"/>[3, 2]])</text:p>
      <text:p text:style-name="P7">&gt;&gt;&gt; a=np.array([[6,7,8],[1,2,3],[9,3,2]])</text:p>
      <text:p text:style-name="P7">&gt;&gt;&gt; a</text:p>
      <text:p text:style-name="P7">array([[6, 7, 8],</text:p>
      <text:p text:style-name="P7"><text:s text:c="7"/>[1, 2, 3],</text:p>
      <text:p text:style-name="P7"><text:s text:c="7"/>[9, 3, 2]])</text:p>
      <text:p text:style-name="P7"/>
      <text:p text:style-name="P7"><text:soft-page-break/></text:p>
      <text:p text:style-name="P8">&gt;&gt;&gt; for row in a:</text:p>
      <text:p text:style-name="P8">... print(row)</text:p>
      <text:p text:style-name="P8"><text:s text:c="2"/>File "&lt;stdin&gt;", line 2</text:p>
      <text:p text:style-name="P8"><text:s text:c="4"/>print(row)</text:p>
      <text:p text:style-name="P8"><text:s text:c="8"/>^</text:p>
      <text:p text:style-name="P8">IndentationError: expected an indented block</text:p>
      <text:p text:style-name="P8">&gt;&gt;&gt; for row in a:</text:p>
      <text:p text:style-name="P8">... <text:s text:c="4"/>print(row)</text:p>
      <text:p text:style-name="P8">... </text:p>
      <text:p text:style-name="P8">[6 7 8]</text:p>
      <text:p text:style-name="P8">[1 2 3]</text:p>
      <text:p text:style-name="P8">[9 3 2]</text:p>
      <text:p text:style-name="P8">&gt;&gt;&gt; </text:p>
      <text:p text:style-name="P8">&gt;&gt;&gt; for cell in a.flat:</text:p>
      <text:p text:style-name="P8">... <text:s text:c="4"/>print(cell)</text:p>
      <text:p text:style-name="P8">... </text:p>
      <text:p text:style-name="P8">6</text:p>
      <text:p text:style-name="P8">7</text:p>
      <text:p text:style-name="P8">8</text:p>
      <text:p text:style-name="P8">1</text:p>
      <text:p text:style-name="P8">2</text:p>
      <text:p text:style-name="P8">3</text:p>
      <text:p text:style-name="P8">9</text:p>
      <text:p text:style-name="P8">3</text:p>
      <text:p text:style-name="P8">2</text:p>
      <text:p text:style-name="P8"/>
      <text:p text:style-name="P8">&gt;&gt;&gt; import numpy as np</text:p>
      <text:p text:style-name="P8">&gt;&gt;&gt; a=np.arange(6).reshape(3,2)</text:p>
      <text:p text:style-name="P8">&gt;&gt;&gt; b=np.arange(6,12).reshape(3,2)</text:p>
      <text:p text:style-name="P8">&gt;&gt;&gt; a</text:p>
      <text:p text:style-name="P8">array([[0, 1],</text:p>
      <text:p text:style-name="P8"><text:s text:c="7"/>[2, 3],</text:p>
      <text:p text:style-name="P8"><text:s text:c="7"/>[4, 5]])</text:p>
      <text:p text:style-name="P8">&gt;&gt;&gt; b</text:p>
      <text:p text:style-name="P8">array([[ 6, <text:s/>7],</text:p>
      <text:p text:style-name="P8"><text:s text:c="7"/>[ 8, <text:s/>9],</text:p>
      <text:p text:style-name="P8"><text:s text:c="7"/>[10, 11]])</text:p>
      <text:p text:style-name="P8">&gt;&gt;&gt; np.vstack((a,b))</text:p>
      <text:p text:style-name="P8">array([[ 0, <text:s/>1],</text:p>
      <text:p text:style-name="P8"><text:s text:c="7"/>[ 2, <text:s/>3],</text:p>
      <text:p text:style-name="P8"><text:s text:c="7"/>[ 4, <text:s/>5],</text:p>
      <text:p text:style-name="P8"><text:s text:c="7"/>[ 6, <text:s/>7],</text:p>
      <text:p text:style-name="P8"><text:s text:c="7"/>[ 8, <text:s/>9],</text:p>
      <text:p text:style-name="P8"><text:s text:c="7"/>[10, 11]])</text:p>
      <text:p text:style-name="P8">&gt;&gt;&gt; np.hstack((a,b))</text:p>
      <text:p text:style-name="P8">array([[ 0, <text:s/>1, <text:s/>6, <text:s/>7],</text:p>
      <text:p text:style-name="P8"><text:s text:c="7"/>[ 2, <text:s/>3, <text:s/>8, <text:s/>9],</text:p>
      <text:p text:style-name="P8"><text:s text:c="7"/>[ 4, <text:s/>5, 10, 11]])</text:p>
      <text:p text:style-name="P8">&gt;&gt;&gt; </text:p>
      <text:p text:style-name="P8"/>
      <text:p text:style-name="P8"/>
      <text:p text:style-name="P8"><text:soft-page-break/></text:p>
      <text:p text:style-name="P8">&gt;&gt;&gt; a=np.arange(30).reshape(2,15)</text:p>
      <text:p text:style-name="P8">&gt;&gt;&gt; a</text:p>
      <text:p text:style-name="P8">array([[ 0, <text:s/>1, <text:s/>2, <text:s/>3, <text:s/>4, <text:s/>5, <text:s/>6, <text:s/>7, <text:s/>8, <text:s/>9, 10, 11, 12, 13, 14],</text:p>
      <text:p text:style-name="P8"><text:s text:c="7"/>[15, 16, 17, 18, 19, 20, 21, 22, 23, 24, 25, 26, 27, 28, 29]])</text:p>
      <text:p text:style-name="P8">&gt;&gt;&gt; np.hsplit(a,3)</text:p>
      <text:p text:style-name="P8">[array([[ 0, <text:s/>1, <text:s/>2, <text:s/>3, <text:s/>4],</text:p>
      <text:p text:style-name="P8"><text:s text:c="7"/>[15, 16, 17, 18, 19]]), array([[ 5, <text:s/>6, <text:s/>7, <text:s/>8, <text:s/>9],</text:p>
      <text:p text:style-name="P8"><text:s text:c="7"/>[20, 21, 22, 23, 24]]), array([[10, 11, 12, 13, 14],</text:p>
      <text:p text:style-name="P8"><text:s text:c="7"/>[25, 26, 27, 28, 29]])]</text:p>
      <text:p text:style-name="P8">&gt;&gt;&gt; result=np.hsplit(a,3)</text:p>
      <text:p text:style-name="P8">&gt;&gt;&gt; result[0]</text:p>
      <text:p text:style-name="P8">array([[ 0, <text:s/>1, <text:s/>2, <text:s/>3, <text:s/>4],</text:p>
      <text:p text:style-name="P8"><text:s text:c="7"/>[15, 16, 17, 18, 19]])</text:p>
      <text:p text:style-name="P8">&gt;&gt;&gt; result[1]</text:p>
      <text:p text:style-name="P8">array([[ 5, <text:s/>6, <text:s/>7, <text:s/>8, <text:s/>9],</text:p>
      <text:p text:style-name="P8"><text:s text:c="7"/>[20, 21, 22, 23, 24]])</text:p>
      <text:p text:style-name="P8">&gt;&gt;&gt; result[2]</text:p>
      <text:p text:style-name="P8">array([[10, 11, 12, 13, 14],</text:p>
      <text:p text:style-name="P8"><text:s text:c="7"/>[25, 26, 27, 28, 29]])</text:p>
      <text:p text:style-name="P8">&gt;&gt;&gt; result=np.vsplit(a,2)</text:p>
      <text:p text:style-name="P8">&gt;&gt;&gt; result[0]</text:p>
      <text:p text:style-name="P8">array([[ 0, <text:s/>1, <text:s/>2, <text:s/>3, <text:s/>4, <text:s/>5, <text:s/>6, <text:s/>7, <text:s/>8, <text:s/>9, 10, 11, 12, 13, 14]])</text:p>
      <text:p text:style-name="P8">&gt;&gt;&gt; result[1]</text:p>
      <text:p text:style-name="P8">array([[15, 16, 17, 18, 19, 20, 21, 22, 23, 24, 25, 26, 27, 28, 29]])</text:p>
      <text:p text:style-name="P8">&gt;&gt;&gt; </text:p>
      <text:p text:style-name="P1"/>
      <text:p text:style-name="P10"><text:span text:style-name="T2">Indexing with boolean arrays:--</text:span></text:p>
      <text:p text:style-name="P12"/>
      <text:p text:style-name="P12">&gt;&gt;&gt; a=np.arange(12).reshape(3,4)</text:p>
      <text:p text:style-name="P12">&gt;&gt;&gt; a</text:p>
      <text:p text:style-name="P12">array([[ 0, <text:s/>1, <text:s/>2, <text:s/>3],</text:p>
      <text:p text:style-name="P12"><text:s text:c="7"/>[ 4, <text:s/>5, <text:s/>6, <text:s/>7],</text:p>
      <text:p text:style-name="P12"><text:s text:c="7"/>[ 8, <text:s/>9, 10, 11]])</text:p>
      <text:p text:style-name="P12">&gt;&gt;&gt; b=a&gt;4</text:p>
      <text:p text:style-name="P12">&gt;&gt;&gt; b</text:p>
      <text:p text:style-name="P12">array([[False, False, False, False],</text:p>
      <text:p text:style-name="P12"><text:s text:c="7"/>[False, <text:s/>True, <text:s/>True, <text:s/>True],</text:p>
      <text:p text:style-name="P12"><text:s text:c="7"/>[ True, <text:s/>True, <text:s/>True, <text:s/>True]])</text:p>
      <text:p text:style-name="P12">&gt;&gt;&gt; a[b]</text:p>
      <text:p text:style-name="P12">array([ 5, <text:s/>6, <text:s/>7, <text:s/>8, <text:s/>9, 10, 11])</text:p>
      <text:p text:style-name="P12"/>
      <text:p text:style-name="P12">&gt;&gt;&gt; a[b]=-1</text:p>
      <text:p text:style-name="P12">&gt;&gt;&gt; a</text:p>
      <text:p text:style-name="P12">array([[ 0, <text:s/>1, <text:s/>2, <text:s/>3],</text:p>
      <text:p text:style-name="P12"><text:s text:c="7"/>[ 4, -1, -1, -1],</text:p>
      <text:p text:style-name="P12"><text:s text:c="7"/>[-1, -1, -1, -1]])</text:p>
      <text:p text:style-name="P11">&gt;&gt; a=np.arange(12).reshape(3,4)</text:p>
      <text:p text:style-name="P11">&gt;&gt;&gt;&gt;&gt;&gt; a=np.arange(12).reshape(3,4)</text:p>
      <text:p text:style-name="P11">&gt;&gt;&gt; a</text:p>
      <text:p text:style-name="P11">array([[ 0, <text:s/>1, <text:s/>2, <text:s/>3],</text:p>
      <text:p text:style-name="P11"><text:s text:c="7"/>[ 4, <text:s/>5, <text:s/>6, <text:s/>7],</text:p>
      <text:p text:style-name="P11"><text:soft-page-break/><text:s text:c="7"/>[ 8, <text:s/>9, 10, 11]])</text:p>
      <text:p text:style-name="P11">&gt;&gt;&gt; b=a&gt;4</text:p>
      <text:p text:style-name="P11">&gt;&gt;&gt; b</text:p>
      <text:p text:style-name="P11">array([[False, False, False, False],</text:p>
      <text:p text:style-name="P11"><text:s text:c="7"/>[False, <text:s/>True, <text:s/>True, <text:s/>True],</text:p>
      <text:p text:style-name="P11"><text:s text:c="7"/>[ True, <text:s/>True, <text:s/>True, <text:s/>True]])</text:p>
      <text:p text:style-name="P11">&gt;&gt;&gt; a[b]</text:p>
      <text:p text:style-name="P11">array([ 5, <text:s/>6, <text:s/>7, <text:s/>8, <text:s/>9, 10, 11]) a</text:p>
      <text:p text:style-name="P11">array([[ 0, <text:s/>1, <text:s/>2, <text:s/>3],</text:p>
      <text:p text:style-name="P11"><text:s text:c="7"/>[ 4, <text:s/>5, <text:s/>6, <text:s/>7],</text:p>
      <text:p text:style-name="P11"><text:s text:c="7"/>[ 8, <text:s/>9, 10, 11]])</text:p>
      <text:p text:style-name="P11">&gt;&gt;&gt; b=a&gt;4</text:p>
      <text:p text:style-name="P11">&gt;&gt;&gt; b</text:p>
      <text:p text:style-name="P11">array([[False, False, False, False],</text:p>
      <text:p text:style-name="P11"><text:s text:c="7"/>[False, <text:s/>True, <text:s/>True, <text:s/>True],</text:p>
      <text:p text:style-name="P11"><text:s text:c="7"/>[ True, <text:s/>True, <text:s/>True, <text:s/>True]])</text:p>
      <text:p text:style-name="P11">&gt;&gt;&gt; a[b]</text:p>
      <text:p text:style-name="P11">array([ 5, <text:s/>6, <text:s/>7, <text:s/>8, <text:s/>9, 10, 11])&gt;&gt;&gt; a=np.arange(12).reshape(3,4)</text:p>
      <text:p text:style-name="P11">&gt;&gt;&gt; a</text:p>
      <text:p text:style-name="P11">array([[ 0, <text:s/>1, <text:s/>2, <text:s/>3],</text:p>
      <text:p text:style-name="P11"><text:s text:c="7"/>[ 4, <text:s/>5, <text:s/>6, <text:s/>7],</text:p>
      <text:p text:style-name="P11"><text:s text:c="7"/>[ 8, <text:s/>9, 10, 11]])</text:p>
      <text:p text:style-name="P11">&gt;&gt;&gt; b=a&gt;4</text:p>
      <text:p text:style-name="P11">&gt;&gt;&gt; b</text:p>
      <text:p text:style-name="P11">array([[False, False, False, False],</text:p>
      <text:p text:style-name="P11"><text:s text:c="7"/>[False, <text:s/>True, <text:s/>True, <text:s/>True],</text:p>
      <text:p text:style-name="P4"><text:span text:style-name="T3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20:30:38.762423028</meta:creation-date>
    <dc:date>2018-08-21T22:34:07.580846574</dc:date>
    <meta:editing-duration>PT1M37S</meta:editing-duration>
    <meta:editing-cycles>1</meta:editing-cycles>
    <meta:document-statistic meta:table-count="0" meta:image-count="0" meta:object-count="0" meta:page-count="7" meta:paragraph-count="310" meta:word-count="880" meta:character-count="5756" meta:non-whitespace-character-count="4439"/>
    <meta:generator>LibreOffice/5.1.6.2$Linux_X86_64 LibreOffice_project/10m0$Build-2</meta:generator>
  </office:meta>
</office:document-meta>
</file>